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11.93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1" style:family="presentation" style:parent-style-name="Standard_20_2-outline1">
      <style:graphic-properties fo:min-height="11.93cm" loext:decorative="false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42cm" fo:margin-bottom="0.35cm" fo:text-indent="0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T1" style:family="text">
      <style:text-properties fo:color="#000000" loext:opacity="100%" fo:font-size="28pt" fo:background-color="#00a933" style:font-size-asian="28pt" style:font-size-complex="28pt"/>
    </style:style>
    <style:style style:name="T2" style:family="text">
      <style:text-properties fo:background-color="#729fc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 text:style-name="P1"><text:span text:style-name="T1"><text:a xlink:href="https://plants-vs-zombies.fandom.com/ru/wiki/Plants_vs._Zombies_(серия_игр)" xlink:type="simple">Plants vs. Zombies</text:a></text:span></text:p>
          </draw:text-box>
        </draw:frame>
        <draw:frame presentation:style-name="pr2" draw:text-style-name="P5" draw:layer="layout" svg:width="24.454cm" svg:height="3.369cm" draw:transform="skewX (-2.26012551271239E-017) rotate (0.140499004785544) translate (1.592cm 10.705cm)">
          <draw:text-box>
            <text:list text:style-name="L1">
              <text:list-header>
                <text:p text:style-name="P2"><text:author-name text:fixed="false"> </text:author-name>and</text:p>
                <text:p text:style-name="P3"><text:span text:style-name="T2">Iwatobi Penguin: Rocky x Hopper</text:span></text:p>
                <text:p text:style-name="P4"/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Коллаборация двух игр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Совместить две игры в одну</text:p>
              </text:list-item>
              <text:list-item>
                <text:p>Персонажи из одной игры, выполняют миссии из другой игры, а точнее одну миссию – поиск геля для укладки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Суть игры: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У зомби после того, как он собственно стал зомби ) появилась проблема – начали жестко выпадать волосы и теперь он выглядит некрасиво. Зомби решил, что сегодня пропустит прием своего либимого лакомства – мозга. Вместо этого он решил поставить перед собой цель: “Найти гель для укладки волос”. Как мы уже знаем, во времена апокалипсиса обычно заводы не выпускают гули, поэтому нашему герою придется непросто в поисках чудо средства, которое снова подарит ему уверенность в себе =)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xml:id="id4" draw:id="id4">
        <office:forms form:automatic-focus="false" form:apply-design-mode="false"/>
        <draw:frame presentation:style-name="pr10" draw:layer="layout" svg:width="25.005cm" svg:height="2.845cm" draw:transform="rotate (0.142244334037538) translate (0.272cm 3.82cm)" presentation:class="title" presentation:user-transformed="true">
          <draw:text-box>
            <text:p>Какие плюшки будут у зомби?<text:line-break/></text:p>
          </draw:text-box>
        </draw:frame>
        <draw:frame presentation:style-name="pr11" draw:layer="layout" svg:width="24.639cm" svg:height="5.988cm" svg:x="1.68cm" svg:y="7.358cm" presentation:class="outline" presentation:user-transformed="true">
          <draw:text-box>
            <text:list text:style-name="L2">
              <text:list-header>
                <text:p>Как нам известно, зомби очень медленные, поэтому обязательно нам нужен чудо-эликсир, который дарует скорость нашей медляшке. А может это будут кроссовки? <text:s/></text:p>
              </text:list-header>
              <text:list-item>
                <text:p>Т.е первая часть игры поиск кроссовок</text:p>
              </text:list-item>
              <text:list-item>
                <text:p>Вторая часть: поиск геля для укладки! 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22:37:00.101525273</meta:creation-date>
    <meta:editing-duration>PT1M23S</meta:editing-duration>
    <meta:editing-cycles>2</meta:editing-cycles>
    <meta:generator>LibreOffice/24.8.7.2$Linux_X86_64 LibreOffice_project/480$Build-2</meta:generator>
    <dc:title>Progress</dc:title>
    <dc:date>2025-08-23T22:56:13.783110454</dc:date>
    <meta:document-statistic meta:object-count="85"/>
  </office:meta>
</office:document-meta>
</file>